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fo:background-color="#729fc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3e5f" officeooo:paragraph-rsid="00153e5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3e5f" officeooo:paragraph-rsid="00168831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69168" officeooo:paragraph-rsid="00169168"/>
    </style:style>
    <style:style style:name="P5" style:family="paragraph" style:parent-style-name="Standard">
      <style:text-properties fo:font-size="14pt" fo:font-weight="bold" officeooo:rsid="001a7375" officeooo:paragraph-rsid="001a7375" fo:background-color="#729fcf"/>
    </style:style>
    <style:style style:name="P6" style:family="paragraph" style:parent-style-name="Standard">
      <style:text-properties fo:font-size="14pt" fo:font-weight="bold" officeooo:rsid="00169168" officeooo:paragraph-rsid="00169168" fo:background-color="#729fcf"/>
    </style:style>
    <style:style style:name="P7" style:family="paragraph" style:parent-style-name="Standard">
      <style:paragraph-properties fo:text-align="center" style:justify-single-word="false"/>
      <style:text-properties fo:color="#ff4000" fo:font-size="14pt" fo:font-weight="bold" officeooo:rsid="00153e5f" officeooo:paragraph-rsid="00153e5f"/>
    </style:style>
    <style:style style:name="P8" style:family="paragraph" style:parent-style-name="Standard">
      <style:paragraph-properties fo:text-align="center" style:justify-single-word="false"/>
      <style:text-properties fo:color="#ff4000" fo:font-size="14pt" fo:font-weight="bold" officeooo:rsid="00153e5f" officeooo:paragraph-rsid="00168831"/>
    </style:style>
    <style:style style:name="P9" style:family="paragraph" style:parent-style-name="Standard">
      <style:text-properties officeooo:rsid="00169168" officeooo:paragraph-rsid="00169168"/>
    </style:style>
    <style:style style:name="P10" style:family="paragraph" style:parent-style-name="Standard">
      <style:text-properties officeooo:rsid="0017fb18" officeooo:paragraph-rsid="0017fb18"/>
    </style:style>
    <style:style style:name="P11" style:family="paragraph" style:parent-style-name="Standard">
      <style:text-properties officeooo:rsid="001a7375" officeooo:paragraph-rsid="001a7375"/>
    </style:style>
    <style:style style:name="P12" style:family="paragraph" style:parent-style-name="Standard">
      <style:text-properties officeooo:rsid="001a7375" officeooo:paragraph-rsid="002186f9"/>
    </style:style>
    <style:style style:name="P13" style:family="paragraph" style:parent-style-name="Standard">
      <style:text-properties officeooo:rsid="001dc5b7" officeooo:paragraph-rsid="001dc5b7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68831" officeooo:paragraph-rsid="00168831"/>
    </style:style>
    <style:style style:name="P15" style:family="paragraph" style:parent-style-name="Standard">
      <style:text-properties fo:font-size="14pt" fo:font-weight="bold" fo:background-color="#729fcf"/>
    </style:style>
    <style:style style:name="P16" style:family="paragraph" style:parent-style-name="Standard">
      <style:text-properties fo:font-size="14pt" fo:font-style="italic" fo:font-weight="bold" fo:background-color="#729fcf"/>
    </style:style>
    <style:style style:name="P17" style:family="paragraph" style:parent-style-name="Standard">
      <style:text-properties fo:font-size="14pt" fo:font-style="italic" fo:font-weight="bold" fo:background-color="#00a933"/>
    </style:style>
    <style:style style:name="P18" style:family="paragraph" style:parent-style-name="Standard">
      <style:text-properties officeooo:rsid="002186f9" officeooo:paragraph-rsid="002186f9"/>
    </style:style>
    <style:style style:name="P19" style:family="paragraph" style:parent-style-name="Standard">
      <style:text-properties officeooo:rsid="00243704" officeooo:paragraph-rsid="00243704"/>
    </style:style>
    <style:style style:name="P20" style:family="paragraph" style:parent-style-name="Standard">
      <style:text-properties officeooo:paragraph-rsid="00273c49"/>
    </style:style>
    <style:style style:name="P21" style:family="paragraph" style:parent-style-name="Standard">
      <style:text-properties officeooo:paragraph-rsid="00276912"/>
    </style:style>
    <style:style style:name="P22" style:family="paragraph" style:parent-style-name="Standard">
      <style:text-properties officeooo:rsid="00276912" officeooo:paragraph-rsid="00276912"/>
    </style:style>
    <style:style style:name="P23" style:family="paragraph" style:parent-style-name="Standard">
      <style:text-properties officeooo:rsid="00276912" officeooo:paragraph-rsid="00293837"/>
    </style:style>
    <style:style style:name="T1" style:family="text">
      <style:text-properties officeooo:rsid="00206715"/>
    </style:style>
    <style:style style:name="T2" style:family="text">
      <style:text-properties officeooo:rsid="002186f9"/>
    </style:style>
    <style:style style:name="T3" style:family="text">
      <style:text-properties officeooo:rsid="00259bd1"/>
    </style:style>
    <style:style style:name="T4" style:family="text">
      <style:text-properties officeooo:rsid="00293837"/>
    </style:style>
    <style:style style:name="T5" style:family="text">
      <style:text-properties fo:background-color="#00a933" loext:char-shading-value="0"/>
    </style:style>
    <style:style style:name="T6" style:family="text">
      <style:text-properties officeooo:rsid="002dd1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***********Draft***************</text:p>
      <text:p text:style-name="P3">Comparing SpinalHDL to Autofpga </text:p>
      <text:p text:style-name="P14">When a PLL is required</text:p>
      <text:p text:style-name="P4">Lesson Learned</text:p>
      <text:p text:style-name="P2">03/20/21</text:p>
      <text:p text:style-name="P8">***************Draft***************</text:p>
      <text:p text:style-name="Standard"/>
      <text:p text:style-name="P9">The catzip project was created for the CatBoard using <text:s/>software packages (Autofpga, Icestorm, Yosys, Nextpnr, Verilator and ZipCPU).</text:p>
      <text:p text:style-name="P10">The main clock on the Catboard is 100MHz. <text:s/>As the logic in FPGA is increased the speed needs to be reduced to obtain a working system. <text:s/>In the catzip.bin require a PLL to reduce the input freqency to 40Mhz.</text:p>
      <text:p text:style-name="P10"/>
      <text:p text:style-name="P10">The first steps in creating the catzip.bin was <text:s/>using Autofpga to generate a toplevel.v <text:span text:style-name="T1">and main.v in the folder </text:span>~/testbuilds/catzip/<text:span text:style-name="T1">rtl/catzip.</text:span></text:p>
      <text:p text:style-name="P10"/>
      <text:p text:style-name="P12">Autofpga requires a file ~/testbuilds/catzip/auto-data/clockpll40.txt with the following. <text:s/><text:span text:style-name="T2">Autofpga uses the tags </text:span></text:p>
      <text:p text:style-name="P18">@$CLKFREQHZ=40000000</text:p>
      <text:p text:style-name="P11">@PREFIX=clk</text:p>
      <text:p text:style-name="P11">@CLOCK.NAME=clk</text:p>
      <text:p text:style-name="P11">@TOP.DEFNS=</text:p>
      <text:p text:style-name="P11"><text:tab/>wire<text:tab/><text:tab/>s_clk, s_reset;</text:p>
      <text:p text:style-name="P11">@TOP.INSERT=</text:p>
      <text:p text:style-name="P11"><text:tab/>assign<text:tab/>s_reset = 1'b0; // This design requires local, not global resets</text:p>
      <text:p text:style-name="P11">@TOP.PORTLIST=i_clk </text:p>
      <text:p text:style-name="P11">@TOP.IODECL= input <text:s/>i_clk;</text:p>
      <text:p text:style-name="P11">@REGDEFS.H.DEFNS=</text:p>
      <text:p text:style-name="P11">#define<text:tab/>CLKFREQHZ<text:tab/>@$CLKFREQHZ</text:p>
      <text:p text:style-name="P11">@BDEF.DEFN=</text:p>
      <text:p text:style-name="P11">#define<text:tab/>CLKFREQHZ<text:tab/>@$CLKFREQHZ</text:p>
      <text:p text:style-name="P11">@CLOCK.NAME=clk</text:p>
      <text:p text:style-name="P11">@CLOCK.FREQUENCY= @$CLKFREQHZ</text:p>
      <text:p text:style-name="P11"/>
      <text:p text:style-name="P5">##</text:p>
      <text:p text:style-name="P5">##</text:p>
      <text:p text:style-name="P5">@$CLKFREQHZ=40000000</text:p>
      <text:p text:style-name="P5">@PREFIX=clk</text:p>
      <text:p text:style-name="P5">@CLOCK.NAME=clk</text:p>
      <text:p text:style-name="P5">@TOP.DEFNS=</text:p>
      <text:p text:style-name="P5"><text:tab/>wire<text:tab/><text:tab/>s_clk, s_reset;</text:p>
      <text:p text:style-name="P5">@TOP.INSERT=</text:p>
      <text:p text:style-name="P5"><text:tab/>assign<text:tab/>s_reset = 1'b0; // This design requires local, not global resets</text:p>
      <text:p text:style-name="P5"/>
      <text:p text:style-name="P5">`ifdef<text:tab/>VERILATOR</text:p>
      <text:p text:style-name="P5"><text:tab/>assign<text:tab/>s_clk = i_clk;</text:p>
      <text:p text:style-name="P5">`else</text:p>
      <text:p text:style-name="P5"><text:tab/>wire<text:tab/>clk_40mhz, pll_locked;</text:p>
      <text:p text:style-name="P5"><text:tab/>SB_PLL40_CORE #(</text:p>
      <text:p text:style-name="P5"><text:soft-page-break/><text:tab/><text:tab/>.FEEDBACK_PATH("SIMPLE"),</text:p>
      <text:p text:style-name="P5"><text:tab/><text:tab/>.DELAY_ADJUSTMENT_MODE_FEEDBACK("FIXED"),</text:p>
      <text:p text:style-name="P5"><text:tab/><text:tab/>.DELAY_ADJUSTMENT_MODE_RELATIVE("FIXED"),</text:p>
      <text:p text:style-name="P5"><text:tab/><text:tab/>.PLLOUT_SELECT("GENCLK"),</text:p>
      <text:p text:style-name="P5"><text:tab/><text:tab/>.FDA_FEEDBACK(4'b1111),</text:p>
      <text:p text:style-name="P5"><text:tab/><text:tab/>.FDA_RELATIVE(4'b1111),</text:p>
      <text:p text:style-name="P5"><text:tab/><text:tab/>.DIVR(4'b0100),<text:tab/><text:tab/>// DIVR = <text:s/>4</text:p>
      <text:p text:style-name="P5"><text:tab/><text:tab/>.DIVQ(7'b0011111),<text:tab/><text:tab/>// DIVQ = <text:s/>31</text:p>
      <text:p text:style-name="P5"><text:tab/><text:tab/>.DIVF(3'b100),<text:tab/><text:tab/>// DIVF = <text:s/>4</text:p>
      <text:p text:style-name="P5"><text:tab/><text:tab/>.FILTER_RANGE(3'b010)<text:tab/>// FILTER_RANGE = 2</text:p>
      <text:p text:style-name="P5"><text:tab/>) plli (</text:p>
      <text:p text:style-name="P5"><text:tab/><text:tab/>.REFERENCECLK <text:s text:c="4"/>(i_clk <text:s text:c="7"/>),</text:p>
      <text:p text:style-name="P5"><text:tab/><text:tab/>.PLLOUTCORE <text:s text:c="4"/>(clk_40mhz <text:s text:c="3"/>),</text:p>
      <text:p text:style-name="P5"><text:tab/><text:tab/>.LOCK <text:s text:c="10"/>(pll_locked <text:s/>),</text:p>
      <text:p text:style-name="P5"><text:tab/><text:tab/>.BYPASS <text:s text:c="8"/>(1'b0 <text:s text:c="8"/>),</text:p>
      <text:p text:style-name="P5"><text:tab/><text:tab/>.RESETB <text:s text:c="8"/>(1'b1 <text:s text:c="8"/>)</text:p>
      <text:p text:style-name="P5"><text:tab/>);</text:p>
      <text:p text:style-name="P5"><text:s text:c="7"/><text:tab/>//SB_GB global_buffer(clk_40mhz, s_clk);</text:p>
      <text:p text:style-name="P5"><text:tab/>assign<text:tab/>s_clk = clk_40mhz;</text:p>
      <text:p text:style-name="P5">`endif</text:p>
      <text:p text:style-name="P5">@TOP.PORTLIST=i_clk </text:p>
      <text:p text:style-name="P5">@TOP.IODECL= input <text:s/>i_clk;</text:p>
      <text:p text:style-name="P5">@REGDEFS.H.DEFNS=</text:p>
      <text:p text:style-name="P5">#define<text:tab/>CLKFREQHZ<text:tab/>@$CLKFREQHZ</text:p>
      <text:p text:style-name="P5">@BDEF.DEFN=</text:p>
      <text:p text:style-name="P5">#define<text:tab/>CLKFREQHZ<text:tab/>@$CLKFREQHZ</text:p>
      <text:p text:style-name="P5">@CLOCK.NAME=clk</text:p>
      <text:p text:style-name="P5">@CLOCK.FREQUENCY= @$CLKFREQHZ</text:p>
      <text:p text:style-name="P11"/>
      <text:p text:style-name="P13"/>
      <text:p text:style-name="P13">The <text:span text:style-name="T2">file </text:span>/home/devel/testbuilds/catzip/auto-data/Makefile requires the following:</text:p>
      <text:p text:style-name="P13"/>
      <text:p text:style-name="P6">DATA := global.txt bkram.txt buserr.txt clockpll40.txt <text:s text:c="9"/>\</text:p>
      <text:p text:style-name="P6"><text:s text:c="8"/>pic.txt pwrcount.txt version.txt <text:s text:c="23"/>\</text:p>
      <text:p text:style-name="P6"><text:s text:c="8"/>hbconsole.txt gpio.txt dlyarbiter.txt zipbones.txt sdramdev.txt \</text:p>
      <text:p text:style-name="P6"><text:s text:c="8"/>mem_sdram_bkram.txt sdramscope.txt</text:p>
      <text:p text:style-name="P6"><text:s text:c="9"/></text:p>
      <text:p text:style-name="P6"/>
      <text:p text:style-name="P9"/>
      <text:p text:style-name="P9">/home/devel/icestorm/icefuzz/tests/sb_pll40_core.v</text:p>
      <text:p text:style-name="P9"><text:s/></text:p>
      <text:p text:style-name="P1">module top(</text:p>
      <text:p text:style-name="P1"><text:tab/>input <text:s text:c="2"/>REFERENCECLK,</text:p>
      <text:p text:style-name="P1"><text:tab/>output <text:s/>PLLOUTCORE,</text:p>
      <text:p text:style-name="P1"><text:tab/>output <text:s/>PLLOUTGLOBAL,</text:p>
      <text:p text:style-name="P1"><text:tab/>input <text:s text:c="2"/>EXTFEEDBACK,</text:p>
      <text:p text:style-name="P1"><text:soft-page-break/><text:tab/>input <text:s text:c="2"/>[7:0] DYNAMICDELAY,</text:p>
      <text:p text:style-name="P1"><text:tab/>output <text:s/>LOCK,</text:p>
      <text:p text:style-name="P1"><text:tab/>input <text:s text:c="2"/>BYPASS,</text:p>
      <text:p text:style-name="P1"><text:tab/>input <text:s text:c="2"/>RESETB,</text:p>
      <text:p text:style-name="P1"><text:tab/>input <text:s text:c="2"/>LATCHINPUTVALUE,</text:p>
      <text:p text:style-name="P1"/>
      <text:p text:style-name="P1"><text:tab/>//Test Pins</text:p>
      <text:p text:style-name="P1"><text:tab/>output <text:s/>SDO,</text:p>
      <text:p text:style-name="P1"><text:tab/>input <text:s text:c="2"/>SDI,</text:p>
      <text:p text:style-name="P1"><text:tab/>input <text:s text:c="2"/>SCLK</text:p>
      <text:p text:style-name="P1">);</text:p>
      <text:p text:style-name="P1"><text:tab/>SB_PLL40_CORE #(</text:p>
      <text:p text:style-name="P1"><text:tab/><text:tab/>.FEEDBACK_PATH("DELAY"),</text:p>
      <text:p text:style-name="P1"><text:tab/><text:tab/>// .FEEDBACK_PATH("SIMPLE"),</text:p>
      <text:p text:style-name="P1"><text:tab/><text:tab/>// .FEEDBACK_PATH("PHASE_AND_DELAY"),</text:p>
      <text:p text:style-name="P1"><text:tab/><text:tab/>// .FEEDBACK_PATH("EXTERNAL"),</text:p>
      <text:p text:style-name="P1"/>
      <text:p text:style-name="P1"><text:tab/><text:tab/>.DELAY_ADJUSTMENT_MODE_FEEDBACK("FIXED"),</text:p>
      <text:p text:style-name="P1"><text:tab/><text:tab/>// .DELAY_ADJUSTMENT_MODE_FEEDBACK("DYNAMIC"),</text:p>
      <text:p text:style-name="P1"/>
      <text:p text:style-name="P1"><text:tab/><text:tab/>.DELAY_ADJUSTMENT_MODE_RELATIVE("FIXED"),</text:p>
      <text:p text:style-name="P1"><text:tab/><text:tab/>// .DELAY_ADJUSTMENT_MODE_RELATIVE("DYNAMIC"),</text:p>
      <text:p text:style-name="P1"/>
      <text:p text:style-name="P1"><text:tab/><text:tab/>.PLLOUT_SELECT("GENCLK"),</text:p>
      <text:p text:style-name="P1"><text:tab/><text:tab/>// .PLLOUT_SELECT("GENCLK_HALF"),</text:p>
      <text:p text:style-name="P1"><text:tab/><text:tab/>// .PLLOUT_SELECT("SHIFTREG_90deg"),</text:p>
      <text:p text:style-name="P1"><text:tab/><text:tab/>// .PLLOUT_SELECT("SHIFTREG_0deg"),</text:p>
      <text:p text:style-name="P1"/>
      <text:p text:style-name="P1"><text:tab/><text:tab/>.SHIFTREG_DIV_MODE(1'b0),</text:p>
      <text:p text:style-name="P1"><text:tab/><text:tab/>.FDA_FEEDBACK(4'b1111),</text:p>
      <text:p text:style-name="P1"><text:tab/><text:tab/>.FDA_RELATIVE(4'b1111),</text:p>
      <text:p text:style-name="P1"><text:tab/><text:tab/>.DIVR(4'b0000),</text:p>
      <text:p text:style-name="P1"><text:tab/><text:tab/>.DIVF(7'b0000000),</text:p>
      <text:p text:style-name="P1"><text:tab/><text:tab/>.DIVQ(3'b001),</text:p>
      <text:p text:style-name="P1"><text:tab/><text:tab/>.FILTER_RANGE(3'b000),</text:p>
      <text:p text:style-name="P1"><text:tab/><text:tab/>.ENABLE_ICEGATE(1'b0),</text:p>
      <text:p text:style-name="P1"><text:tab/><text:tab/>.TEST_MODE(1'b0)</text:p>
      <text:p text:style-name="P1"><text:tab/>) uut (</text:p>
      <text:p text:style-name="P1"><text:tab/><text:tab/>.REFERENCECLK <text:s text:c="2"/>(REFERENCECLK <text:s text:c="2"/>),</text:p>
      <text:p text:style-name="P1"><text:tab/><text:tab/>.PLLOUTCORE <text:s text:c="4"/>(PLLOUTCORE <text:s text:c="4"/>),</text:p>
      <text:p text:style-name="P1"><text:tab/><text:tab/>.PLLOUTGLOBAL <text:s text:c="2"/>(PLLOUTGLOBAL <text:s text:c="2"/>),</text:p>
      <text:p text:style-name="P1"><text:tab/><text:tab/>.EXTFEEDBACK <text:s text:c="3"/>(EXTFEEDBACK <text:s text:c="3"/>),</text:p>
      <text:p text:style-name="P1"><text:tab/><text:tab/>.DYNAMICDELAY <text:s text:c="2"/>(DYNAMICDELAY <text:s text:c="2"/>),</text:p>
      <text:p text:style-name="P1"><text:tab/><text:tab/>.LOCK <text:s text:c="10"/>(LOCK <text:s text:c="10"/>),</text:p>
      <text:p text:style-name="P1"><text:tab/><text:tab/>.BYPASS <text:s text:c="8"/>(BYPASS <text:s text:c="8"/>),</text:p>
      <text:p text:style-name="P1"><text:soft-page-break/><text:tab/><text:tab/>.RESETB <text:s text:c="8"/>(RESETB <text:s text:c="8"/>),</text:p>
      <text:p text:style-name="P1"><text:tab/><text:tab/>.LATCHINPUTVALUE(LATCHINPUTVALUE),</text:p>
      <text:p text:style-name="P1"><text:tab/><text:tab/>.SDO <text:s text:c="11"/>(SDO <text:s text:c="11"/>),</text:p>
      <text:p text:style-name="P1"><text:tab/><text:tab/>.SDI <text:s text:c="11"/>(SDI <text:s text:c="11"/>),</text:p>
      <text:p text:style-name="P1"><text:tab/><text:tab/>.SCLK <text:s text:c="10"/>(SCLK <text:s text:c="10"/>)</text:p>
      <text:p text:style-name="P1"><text:tab/>);</text:p>
      <text:p text:style-name="P1">endmodule</text:p>
      <text:p text:style-name="P1"/>
      <text:p text:style-name="P19">Using SpinalHDL to create <text:s/>pll Verilog.</text:p>
      <text:p text:style-name="P19"/>
      <text:p text:style-name="P20"><text:span text:style-name="T3">The file </text:span>/home/devel/SpinalKeyboardtest/src/main/scala/testcode/toplevel.scala <text:span text:style-name="T3">is what determines the what is placed in the file /home/devel/SpinalKeyboardtest/toplevel_pll.v <text:s/>The first is used to separate the code into a package. <text:s/>The green highlted area are just <text:s/>comments.</text:span></text:p>
      <text:p text:style-name="P20"/>
      <text:p text:style-name="P1"/>
      <text:p text:style-name="P1"/>
      <text:p text:style-name="P1">package testcode</text:p>
      <text:p text:style-name="P1"/>
      <text:p text:style-name="P1">import spinal.core._</text:p>
      <text:p text:style-name="P1">/*</text:p>
      <text:p text:style-name="P17">`ifdef<text:tab/>VERILATOR</text:p>
      <text:p text:style-name="P17"><text:tab/>assign<text:tab/>s_clk = i_clk;</text:p>
      <text:p text:style-name="P17">`else</text:p>
      <text:p text:style-name="P17"><text:tab/>wire<text:tab/>clk_40mhz, pll_locked;</text:p>
      <text:p text:style-name="P17"><text:tab/>SB_PLL40_CORE #(</text:p>
      <text:p text:style-name="P17"><text:tab/><text:tab/>.FEEDBACK_PATH("SIMPLE"),</text:p>
      <text:p text:style-name="P17"><text:tab/><text:tab/>.DELAY_ADJUSTMENT_MODE_FEEDBACK("FIXED"),</text:p>
      <text:p text:style-name="P17"><text:tab/><text:tab/>.DELAY_ADJUSTMENT_MODE_RELATIVE("FIXED"),</text:p>
      <text:p text:style-name="P17"><text:tab/><text:tab/>.PLLOUT_SELECT("GENCLK"),</text:p>
      <text:p text:style-name="P17"><text:tab/><text:tab/>.FDA_FEEDBACK(4'b1111),</text:p>
      <text:p text:style-name="P17"><text:tab/><text:tab/>.FDA_RELATIVE(4'b1111),</text:p>
      <text:p text:style-name="P17"><text:tab/><text:tab/>.DIVR(4'b0100),<text:tab/><text:tab/>// DIVR = <text:s/>4</text:p>
      <text:p text:style-name="P17"><text:tab/><text:tab/>.DIVQ(7'b0011111),<text:tab/><text:tab/>// DIVQ = <text:s/>31</text:p>
      <text:p text:style-name="P17"><text:tab/><text:tab/>.DIVF(3'b100),<text:tab/><text:tab/>// DIVF = <text:s/>4</text:p>
      <text:p text:style-name="P17"><text:tab/><text:tab/>.FILTER_RANGE(3'b010)<text:tab/>// FILTER_RANGE = 2</text:p>
      <text:p text:style-name="P17"><text:tab/>) plli (</text:p>
      <text:p text:style-name="P17"><text:tab/><text:tab/>.REFERENCECLK <text:s text:c="4"/>(i_clk <text:s text:c="7"/>),</text:p>
      <text:p text:style-name="P17"><text:tab/><text:tab/>.PLLOUTCORE <text:s text:c="4"/>(clk_40mhz <text:s text:c="3"/>),</text:p>
      <text:p text:style-name="P17"><text:tab/><text:tab/>.LOCK <text:s text:c="10"/>(pll_locked <text:s/>),</text:p>
      <text:p text:style-name="P17"><text:tab/><text:tab/>.BYPASS <text:s text:c="8"/>(1'b0 <text:s text:c="8"/>),</text:p>
      <text:p text:style-name="P17"><text:tab/><text:tab/>.RESETB <text:s text:c="8"/>(1'b1 <text:s text:c="8"/>)</text:p>
      <text:p text:style-name="P17"><text:tab/>);</text:p>
      <text:p text:style-name="P17"><text:s text:c="7"/><text:tab/>//SB_GB global_buffer(clk_40mhz, s_clk);</text:p>
      <text:p text:style-name="P17"><text:tab/>assign<text:tab/>s_clk = clk_40mhz;</text:p>
      <text:p text:style-name="P17">`endif</text:p>
      <text:p text:style-name="P17"/>
      <text:p text:style-name="P17"><text:soft-page-break/><text:s text:c="2"/>SB_PLL40_CORE #(</text:p>
      <text:p text:style-name="P17"><text:s text:c="4"/>.FEEDBACK_PATH("SIMPLE"),</text:p>
      <text:p text:style-name="P17"><text:s text:c="4"/>.DIVR(4'b0010),</text:p>
      <text:p text:style-name="P17"><text:s text:c="4"/>.DIVF(7'h16),</text:p>
      <text:p text:style-name="P17"><text:s text:c="4"/>.DIVQ(3'b110),</text:p>
      <text:p text:style-name="P17"><text:s text:c="4"/>.FILTER_RANGE(3'b010) </text:p>
      <text:p text:style-name="P17"><text:s text:c="2"/>) plli (</text:p>
      <text:p text:style-name="P17"><text:s text:c="4"/>.REFERENCECLK <text:s text:c="3"/>(io_CLK_100 <text:s text:c="6"/>), //i</text:p>
      <text:p text:style-name="P17"><text:s text:c="4"/>.PLLOUTCORE <text:s text:c="5"/>(plli_PLLOUTCORE <text:s/>), //o</text:p>
      <text:p text:style-name="P17"><text:s text:c="4"/>.LOCK <text:s text:c="11"/>(plli_LOCK <text:s text:c="7"/>), //o</text:p>
      <text:p text:style-name="P17"><text:s text:c="4"/>.BYPASS <text:s text:c="9"/>(_zz_1 <text:s text:c="11"/>), //i</text:p>
      <text:p text:style-name="P17"><text:s text:c="4"/>.RESETB <text:s text:c="9"/>(_zz_2 <text:s text:c="11"/>) <text:s/>//i</text:p>
      <text:p text:style-name="P17"><text:s text:c="2"/>);</text:p>
      <text:p text:style-name="P17"><text:s text:c="2"/>assign _zz_1 = 1'b0;</text:p>
      <text:p text:style-name="P17"><text:s text:c="2"/>assign _zz_2 = 1'b1;</text:p>
      <text:p text:style-name="P17">*/</text:p>
      <text:p text:style-name="P1"/>
      <text:p text:style-name="P1">case class SB_PLL40_CORE() extends BlackBox {</text:p>
      <text:p text:style-name="P1"><text:s text:c="2"/>val REFERENCECLK: Bool = in Bool</text:p>
      <text:p text:style-name="P1"><text:s text:c="2"/>val PLLOUTCORE, LOCK = out Bool</text:p>
      <text:p text:style-name="P1"><text:s text:c="2"/>val BYPASS = in Bits()</text:p>
      <text:p text:style-name="P1"><text:s text:c="2"/>val RESETB = in Bits()</text:p>
      <text:p text:style-name="P1"><text:s text:c="2"/>addGeneric("FEEDBACK_PATH", "SIMPLE")</text:p>
      <text:p text:style-name="P1"><text:s text:c="2"/>addGeneric("DIVR", B(2,4 bits))</text:p>
      <text:p text:style-name="P1"><text:s text:c="2"/>addGeneric("DIVF", B(22,7 bits))</text:p>
      <text:p text:style-name="P1"><text:s text:c="2"/>addGeneric("DIVQ", B(6,3 bits))</text:p>
      <text:p text:style-name="P1"><text:s text:c="2"/>addGeneric("FILTER_RANGE", B(2,3 bits))</text:p>
      <text:p text:style-name="P1"><text:s text:c="2"/>//addGeneric("BYPASS", B(0,1 bits))</text:p>
      <text:p text:style-name="P1"><text:s text:c="2"/>//addGeneric("RESETB", "RESET")</text:p>
      <text:p text:style-name="P1"><text:s text:c="2"/>//addGeneric("EXTFEEDBACK","()")</text:p>
      <text:p text:style-name="P1">}</text:p>
      <text:p text:style-name="P1">class toplevel_pll() extends Component {</text:p>
      <text:p text:style-name="P1"><text:s text:c="2"/>val io = new Bundle() {</text:p>
      <text:p text:style-name="P1"><text:s text:c="4"/>val CLK_100 = in Bool</text:p>
      <text:p text:style-name="P1"><text:s text:c="2"/>}</text:p>
      <text:p text:style-name="P1"><text:s text:c="2"/>val plli: SB_PLL40_CORE = new SB_PLL40_CORE()</text:p>
      <text:p text:style-name="P1"><text:s text:c="2"/>plli.REFERENCECLK &lt;&gt; io.CLK_100</text:p>
      <text:p text:style-name="P1"><text:s text:c="2"/>plli.BYPASS &lt;&gt; B(0,1 bit)</text:p>
      <text:p text:style-name="P1"><text:s text:c="2"/>plli.RESETB &lt;&gt; B(1,1 bit)</text:p>
      <text:p text:style-name="P1">}</text:p>
      <text:p text:style-name="P1">//Generate the toplevel_pll Verilog</text:p>
      <text:p text:style-name="P1">object toplevel_pllVerilog {</text:p>
      <text:p text:style-name="P1"><text:s text:c="2"/>def main(args: Array[String]) {</text:p>
      <text:p text:style-name="P1"><text:s text:c="4"/>SpinalVerilog(new toplevel_pll)</text:p>
      <text:p text:style-name="P1"><text:s text:c="2"/>}</text:p>
      <text:p text:style-name="P1"><text:soft-page-break/>}</text:p>
      <text:p text:style-name="P23"/>
      <text:p text:style-name="P23"><text:span text:style-name="T6">The blue highted area above is the scala code used to generate the file toplevel_pll.v </text:span>When you execute the command below <text:span text:style-name="T4">SpinalHDL generates the file /home/devel/SpinalKeyboardtest/toplevel_pll.v. <text:s/></text:span></text:p>
      <text:p text:style-name="P22"/>
      <text:p text:style-name="Standard">sbt run</text:p>
      <text:p text:style-name="Standard">[info] welcome to sbt 1.3.13 (Raspbian Java 11.0.9.1)</text:p>
      <text:p text:style-name="Standard">[info] loading settings for project spinalkeyboardtest-build from plugins.sbt ...</text:p>
      <text:p text:style-name="Standard">[info] loading project definition from /home/devel/SpinalKeyboardtest/project</text:p>
      <text:p text:style-name="Standard">[info] loading settings for project spinalkeyboardtest from build.sbt ...</text:p>
      <text:p text:style-name="Standard">[info] set current project to SpinalTemplateSbt (in build file:/home/devel/SpinalKeyboardtest/)</text:p>
      <text:p text:style-name="Standard">[info] Compiling 1 Scala source to /home/devel/SpinalKeyboardtest/target/scala-2.11/classes ...</text:p>
      <text:p text:style-name="Standard">[warn] Multiple main classes detected. <text:s/>Run 'show discoveredMainClasses' to see the list</text:p>
      <text:p text:style-name="Standard"/>
      <text:p text:style-name="Standard">Multiple main classes detected, select one to run:</text:p>
      <text:p text:style-name="Standard"/>
      <text:p text:style-name="Standard"><text:s/>[1] CatGenerateTop</text:p>
      <text:p text:style-name="Standard"><text:s/>[2] GenerateIP</text:p>
      <text:p text:style-name="Standard"><text:s/>[3] GenerateTop</text:p>
      <text:p text:style-name="Standard"><text:s/>[4] Testinalkeyboardtest / Compile / compile 0s</text:p>
      <text:p text:style-name="Standard"><text:s/>[5] catboard.Main</text:p>
      <text:p text:style-name="Standard"><text:s/>[6] mylib.MyTopLevelSim</text:p>
      <text:p text:style-name="Standard"><text:s/>[7] mylib.MyTopLevelVerilog</text:p>
      <text:p text:style-name="Standard"><text:s/>[8] mylib.MyTopLevelVerilogWithCustomConfig</text:p>
      <text:p text:style-name="Standard"><text:s/>[9] mylib.MyTopLevelVhdl</text:p>
      <text:p text:style-name="Standard"><text:s/>[10] spinal.lib.com.axi.MasterTopLevelVerilog</text:p>
      <text:p text:style-name="Standard"><text:s/>[11] testcode.toplevel_pllVerilog</text:p>
      <text:p text:style-name="Standard"/>
      <text:p text:style-name="Standard"/>
      <text:p text:style-name="Standard"/>
      <text:p text:style-name="Standard">[info] running (fork) testcode.toplevel_pllVerilog </text:p>
      <text:p text:style-name="Standard">[info] [Runtime] SpinalHDL v1.4.3 <text:s text:c="3"/>git head : adf552d8f500e7419fff395b7049228e4bc5de26</text:p>
      <text:p text:style-name="Standard">[info] [Runtime] JVM max memory : 944.0MiB</text:p>
      <text:p text:style-name="Standard">[info] [Runtime] Current date : 2021.03.20 09:44:43</text:p>
      <text:p text:style-name="Standard">[info] [Progress] at 0.000 : Elaborate components</text:p>
      <text:p text:style-name="Standard">[info] [Progress] at 0.357 : Checks and transforms</text:p>
      <text:p text:style-name="Standard">[info] [Progress] at 0.593 : Generate Verilog</text:p>
      <text:p text:style-name="Standard">[info] [Warning] 2 signals were pruned. You can call printPruned on the backend report to get more informations.</text:p>
      <text:p text:style-name="Standard">[info] [Done] at 0.882</text:p>
      <text:p text:style-name="Standard">[success] Total time: 45 s, completed Mar 20, 2021, 9:44:44 AM</text:p>
      <text:p text:style-name="Standard"/>
      <text:p text:style-name="Standard">// Generator : SpinalHDL v1.4.3 <text:s text:c="3"/>git head : adf552d8f500e7419fff395b7049228e4bc5de26</text:p>
      <text:p text:style-name="Standard">// Component : toplevel_pll</text:p>
      <text:p text:style-name="Standard">// Git hash <text:s/>: c55b26fadf47bc93e2e90c58db49fa4d197839fc</text:p>
      <text:p text:style-name="Standard"/>
      <text:p text:style-name="P21"><text:span text:style-name="T3">/home/devel/SpinalKeyboardtest/</text:span>toplevel_pll.v</text:p>
      <text:p text:style-name="Standard"/>
      <text:p text:style-name="P15">module toplevel_pll (</text:p>
      <text:p text:style-name="P15"><text:s text:c="2"/>input <text:s text:c="14"/>io_CLK_100</text:p>
      <text:p text:style-name="P15">);</text:p>
      <text:p text:style-name="P15"><text:soft-page-break/><text:s text:c="2"/>wire <text:s text:c="6"/>[0:0] <text:s text:c="3"/>_zz_1;</text:p>
      <text:p text:style-name="P15"><text:s text:c="2"/>wire <text:s text:c="6"/>[0:0] <text:s text:c="3"/>_zz_2;</text:p>
      <text:p text:style-name="P15"><text:s text:c="2"/>wire <text:s text:c="15"/>plli_PLLOUTCORE;</text:p>
      <text:p text:style-name="P15"><text:s text:c="2"/>wire <text:s text:c="15"/>plli_LOCK;</text:p>
      <text:p text:style-name="P15"/>
      <text:p text:style-name="P15"><text:s text:c="2"/>SB_PLL40_CORE #(</text:p>
      <text:p text:style-name="P15"><text:s text:c="4"/>.FEEDBACK_PATH("SIMPLE"),</text:p>
      <text:p text:style-name="P15"><text:s text:c="4"/>.DIVR(4'b0010),</text:p>
      <text:p text:style-name="P15"><text:s text:c="4"/>.DIVF(7'h16),</text:p>
      <text:p text:style-name="P15"><text:s text:c="4"/>.DIVQ(3'b110),</text:p>
      <text:p text:style-name="P15"><text:s text:c="4"/>.FILTER_RANGE(3'b010) </text:p>
      <text:p text:style-name="P15"><text:s text:c="2"/>) plli (</text:p>
      <text:p text:style-name="P15"><text:s text:c="4"/>.REFERENCECLK <text:s text:c="3"/>(io_CLK_100 <text:s text:c="6"/>), //i</text:p>
      <text:p text:style-name="P15"><text:s text:c="4"/>.PLLOUTCORE <text:s text:c="5"/>(plli_PLLOUTCORE <text:s/>), //o</text:p>
      <text:p text:style-name="P15"><text:s text:c="4"/>.LOCK <text:s text:c="11"/>(plli_LOCK <text:s text:c="7"/>), //o</text:p>
      <text:p text:style-name="P15"><text:s text:c="4"/>.BYPASS <text:s text:c="9"/>(_zz_1 <text:s text:c="11"/>), //i</text:p>
      <text:p text:style-name="P15"><text:s text:c="4"/>.RESETB <text:s text:c="9"/>(_zz_2 <text:s text:c="11"/>) <text:s/>//i</text:p>
      <text:p text:style-name="P15"><text:s text:c="2"/>);</text:p>
      <text:p text:style-name="P15"><text:s text:c="2"/>assign _zz_1 = 1'b0;</text:p>
      <text:p text:style-name="P15"><text:s text:c="2"/>assign _zz_2 = 1'b1;</text:p>
      <text:p text:style-name="P15"/>
      <text:p text:style-name="P15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07:02:52.905646500</meta:creation-date>
    <dc:date>2021-03-20T10:09:36.434253000</dc:date>
    <meta:editing-duration>PT2H22M34S</meta:editing-duration>
    <meta:editing-cycles>19</meta:editing-cycles>
    <meta:generator>LibreOffice/6.1.5.2$Linux_ARM_EABI LibreOffice_project/10$Build-2</meta:generator>
    <meta:document-statistic meta:table-count="0" meta:image-count="0" meta:object-count="0" meta:page-count="7" meta:paragraph-count="260" meta:word-count="893" meta:character-count="8618" meta:non-whitespace-character-count="7038"/>
  </office:meta>
</office:document-meta>
</file>